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09T10:23:14.224160448</dc:date>
    <meta:editing-duration>PT2M14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535cm" svg:y="0.316cm" chart:style-name="ch2">
          <text:p>Mid Winter Mild Feb9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6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